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7cm" fo:min-width="1.296cm"/>
    </style:style>
    <style:style style:name="gr2" style:family="graphic" style:parent-style-name="standard">
      <style:graphic-properties draw:textarea-horizontal-align="justify" draw:textarea-vertical-align="middle" draw:auto-grow-height="false" fo:min-height="0.578cm" fo:min-width="1.387cm"/>
    </style:style>
    <style:style style:name="gr3" style:family="graphic" style:parent-style-name="standard">
      <style:graphic-properties draw:textarea-horizontal-align="justify" draw:textarea-vertical-align="middle" draw:auto-grow-height="false" fo:min-height="9.529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marker-start="Arrow" draw:marker-start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016cm" svg:x="2.651cm" svg:y="1.635cm">
          <text:p text:style-name="P1">发送方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667cm" svg:height="1.17cm" svg:x="16.494cm" svg:y="1.608cm">
          <text:p text:style-name="P1">接收方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9.779cm" svg:x="3.54cm" svg:y="3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9.779cm" svg:x="17.51cm" svg:y="3.03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302cm" svg:y1="3.54cm" svg:x2="17.129cm" svg:y2="3.54cm">
          <text:p text:style-name="P1">syn(0x22)</text:p>
        </draw:line>
        <draw:line draw:style-name="gr5" draw:text-style-name="P1" draw:layer="layout" svg:x1="4.048cm" svg:y1="5.191cm" svg:x2="17.383cm" svg:y2="5.191cm">
          <text:p text:style-name="P1">ack(0x06)</text:p>
        </draw:line>
        <draw:line draw:style-name="gr4" draw:text-style-name="P2" draw:layer="layout" svg:x1="3.794cm" svg:y1="6.715cm" svg:x2="17.383cm" svg:y2="6.715cm">
          <text:p text:style-name="P1">transfer</text:p>
        </draw:line>
        <draw:line draw:style-name="gr5" draw:text-style-name="P1" draw:layer="layout" svg:x1="3.921cm" svg:y1="7.858cm" svg:x2="17.256cm" svg:y2="7.858cm">
          <text:p text:style-name="P1">ack(0x06)</text:p>
        </draw:line>
        <draw:line draw:style-name="gr4" draw:text-style-name="P2" draw:layer="layout" svg:x1="3.921cm" svg:y1="9.255cm" svg:x2="17.129cm" svg:y2="9.255cm">
          <text:p text:style-name="P1">transfer(......)</text:p>
        </draw:line>
        <draw:line draw:style-name="gr4" draw:text-style-name="P2" draw:layer="layout" svg:x1="4.048cm" svg:y1="12.43cm" svg:x2="17.256cm" svg:y2="12.43cm">
          <text:p text:style-name="P1">hangup(0x04)</text:p>
        </draw:line>
        <draw:line draw:style-name="gr5" draw:text-style-name="P1" draw:layer="layout" svg:x1="4.048cm" svg:y1="11.033cm" svg:x2="17.002cm" svg:y2="11.033cm">
          <text:p text:style-name="P1">ack(......)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07:49:24.767643136</meta:creation-date>
    <dc:date>2019-02-18T08:19:36.409660121</dc:date>
    <meta:editing-duration>PT19M28S</meta:editing-duration>
    <meta:editing-cycles>5</meta:editing-cycles>
    <meta:generator>LibreOffice/6.0.7.3$Linux_X86_64 LibreOffice_project/00m0$Build-3</meta:generator>
    <meta:document-statistic meta:object-count="11"/>
  </office:meta>
</office:document-meta>
</file>